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8" style:family="table-cell" style:parent-style-name="Default">
      <style:table-cell-properties fo:background-color="#ffffff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Spell Casting Category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69"/>
        </table:table-row>
        <table:table-row table:style-name="ro1">
          <table:table-cell table:style-name="ce6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6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6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6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2"/>
          <table:table-cell office:value-type="string" calcext:value-type="string">
            <text:p>infuseabl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8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6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6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3" table:number-columns-repeated="2" table:default-cell-style-name="ce7"/>
        <table:table-column table:style-name="co14" table:number-columns-repeated="16380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style-name="ce19" office:value-type="string" calcext:value-type="string">
            <text:p>1, 15</text:p>
          </table:table-cell>
          <table:table-cell table:number-columns-repeated="1638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_Positive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cc_Direct_Damage_Fixed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638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638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9"/>
          <table:table-cell/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6, 17</text:p>
          </table:table-cell>
          <table:table-cell table:number-columns-repeated="16381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8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19" office:value-type="string" calcext:value-type="string">
            <text:p>DNE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17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9T14:23:17.058000000</dc:date>
    <meta:editing-duration>P17DT13H22M5S</meta:editing-duration>
    <meta:editing-cycles>54</meta:editing-cycles>
    <meta:document-statistic meta:table-count="7" meta:cell-count="3746" meta:object-count="0"/>
  </office:meta>
</office:document-meta>
</file>